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E000003F1669C17382DF9F3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21.934cm" draw:z-index="0"><draw:image xlink:href="Pictures/100000010000030E000003F1669C17382DF9F3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8:14:37.740934301</meta:creation-date>
    <dc:date>2023-10-22T18:15:13.212392763</dc:date>
    <meta:editing-duration>PT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